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"/>
    </style:style>
    <style:style style:name="P3" style:family="paragraph">
      <style:paragraph-properties fo:text-align="center"/>
      <style:text-properties style:text-position="33% 58%"/>
    </style:style>
    <style:style style:name="P4" style:family="paragraph">
      <style:text-properties style:font-name="Courier"/>
    </style:style>
    <style:style style:name="T1" style:family="text">
      <style:text-properties style:font-name="Couri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center" draw:textarea-vertical-align="middl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marker-end="Arrowheads_20_1"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0.2366in" style:run-through="foreground"/>
    </style:style>
    <style:style style:name="gr6" style:family="graphic">
      <style:graphic-properties draw:stroke="dash" draw:stroke-dash="Fine_20_Dashed" draw:marker-end="Arrowheads_20_1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3972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rect draw:style-name="gr2" draw:text-style-name="P2" svg:width="1.6012in" svg:height="0.9378in" svg:x="2.4272in" svg:y="0.5882in"><text:p text:style-name="P1"><text:span text:style-name="T1">Kontroler lotu</text:span></text:p></draw:rect><draw:rect draw:style-name="gr2" draw:text-style-name="P2" svg:width="1.6012in" svg:height="0.9378in" svg:x="4.7654in" svg:y="0.5882in"><text:p text:style-name="P1"><text:span text:style-name="T1">Oscyloskop</text:span></text:p></draw:rect><draw:g draw:style-name="gr3"><draw:line draw:style-name="gr4" draw:text-style-name="P3" svg:x1="4.028in" svg:y1="0.7295in" svg:x2="4.7654in" svg:y2="0.7295in"><text:p text:style-name="P1"/></draw:line><draw:frame draw:style-name="gr5" draw:text-style-name="P4" svg:width="0.5969in" svg:height="0.237in" svg:x="4.1134in" svg:y="0.5492in"><draw:text-box><text:p><text:span text:style-name="T1">PWM1</text:span></text:p></draw:text-box></draw:frame></draw:g><draw:g draw:style-name="gr3"><draw:line draw:style-name="gr4" draw:text-style-name="P3" svg:x1="4.028in" svg:y1="0.9713in" svg:x2="4.7654in" svg:y2="0.9713in"><text:p/></draw:line><draw:frame draw:style-name="gr5" draw:text-style-name="P4" svg:width="0.5969in" svg:height="0.237in" svg:x="4.1134in" svg:y="0.7909in"><draw:text-box><text:p><text:span text:style-name="T1">PWM2</text:span></text:p></draw:text-box></draw:frame></draw:g><draw:g draw:style-name="gr3"><draw:line draw:style-name="gr4" draw:text-style-name="P3" svg:x1="4.028in" svg:y1="1.213in" svg:x2="4.7654in" svg:y2="1.213in"><text:p/></draw:line><draw:frame draw:style-name="gr5" draw:text-style-name="P4" svg:width="0.5969in" svg:height="0.237in" svg:x="4.1134in" svg:y="1.0323in"><draw:text-box><text:p><text:span text:style-name="T1">PWM3</text:span></text:p></draw:text-box></draw:frame></draw:g><draw:g draw:style-name="gr3"><draw:line draw:style-name="gr4" draw:text-style-name="P3" svg:x1="4.028in" svg:y1="1.4693in" svg:x2="4.7654in" svg:y2="1.4693in"><text:p/></draw:line><draw:frame draw:style-name="gr5" draw:text-style-name="P4" svg:width="0.5969in" svg:height="0.237in" svg:x="4.1134in" svg:y="1.2886in"><draw:text-box><text:p><text:span text:style-name="T1">PWM4</text:span></text:p></draw:text-box></draw:frame></draw:g><draw:rect draw:style-name="gr2" draw:text-style-name="P2" svg:width="1.2567in" svg:height="1.0807in" svg:x="0.1307in" svg:y="0.5484in"><text:p text:style-name="P1"><text:span text:style-name="T1">Komputer PC</text:span></text:p></draw:rect><draw:g draw:style-name="gr3"><draw:line draw:style-name="gr6" draw:text-style-name="P1" svg:x1="1.387in" svg:y1="1.0693in" svg:x2="2.4272in" svg:y2="1.0693in"><text:p/></draw:line><draw:frame draw:style-name="gr7" draw:text-style-name="P4" svg:width="0.9449in" svg:height="0.3976in" svg:x="1.4189in" svg:y="0.8256in"><draw:text-box><text:p><text:span text:style-name="T1">Bluetooth</text:span></text:p></draw:text-box></draw:frame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6:45:49.810980367</meta:creation-date>
    <dc:date>2015-11-25T16:53:45.469706840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